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Titillium" fo:font-size="10pt" officeooo:paragraph-rsid="0046f76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Titillium" fo:font-size="10pt" officeooo:paragraph-rsid="0046f90d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officeooo:paragraph-rsid="00476bbc" style:font-size-asian="10pt" style:font-size-complex="10pt"/>
    </style:style>
    <style:style style:name="P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text-underline-style="none" officeooo:rsid="00468922" officeooo:paragraph-rsid="0046f90d" fo:background-color="transparent" style:font-size-asian="10pt" style:font-size-complex="10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officeooo:rsid="00476bbc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2"/>
      <text:p text:style-name="P3"><text:s text:c="2"/></text:p>
      <text:p text:style-name="P4"><text:s text:c="2"/></text:p>
      <text:p text:style-name="P4"/>
      <text:p text:style-name="P4"/>
      <text:p text:style-name="P4"/>
      <text:p text:style-name="P4"/>
      <text:p text:style-name="P4"><text:s text:c="2"/></text:p>
      <text:p text:style-name="P3"/>
      <text:p text:style-name="P3"/>
      <text:p text:style-name="P6"><text:tab/></text:p>
      <text:p text:style-name="P6"/>
      <text:p text:style-name="P8"><text:span text:style-name="T1"><text:tab/><text:tab/><text:tab/> <text:s text:c="4"/></text:span><text:span text:style-name="T2">1.1.0.10</text:span></text:p>
      <text:p text:style-name="P10"><text:s text:c="46"/></text:p>
      <text:p text:style-name="P7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2-02T16:08:06.068457316</dc:date>
    <meta:editing-duration>PT10H8M17S</meta:editing-duration>
    <meta:editing-cycles>65</meta:editing-cycles>
    <meta:generator>LibreOffice/5.2.3.1$Linux_X86_64 LibreOffice_project/20m0$Build-1</meta:generator>
    <meta:print-date>2016-12-02T16:08:01.505994410</meta:print-date>
    <meta:document-statistic meta:table-count="0" meta:image-count="0" meta:object-count="0" meta:page-count="1" meta:paragraph-count="6" meta:word-count="1" meta:character-count="69" meta:non-whitespace-character-count="8"/>
  </office:meta>
</office:document-meta>
</file>